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58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office:value-type="string" calcext:value-type="string">
            <text:p>Amanzé</text:p>
          </table:table-cell>
          <table:table-cell office:value-type="float" office:value="99" calcext:value-type="float">
            <text:p>99</text:p>
          </table:table-cell>
          <table:table-cell table:style-name="ce13" table:formula="of:=[.F101]+[.E102]" office:value-type="float" office:value="6262.31" calcext:value-type="float">
            <text:p>6262</text:p>
          </table:table-cell>
          <table:table-cell office:value-type="float" office:value="1017" calcext:value-type="float">
            <text:p>1017</text:p>
          </table:table-cell>
          <table:table-cell table:style-name="ce13" table:formula="of:=[.H101]+[.G102]" office:value-type="float" office:value="42913" calcext:value-type="float">
            <text:p>42913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1" calcext:value-type="currency">
            <text:p>51,00 €</text:p>
          </table:table-cell>
          <table:table-cell table:formula="of:=6.2+22" office:value-type="currency" office:currency="EUR" office:value="28.2" calcext:value-type="currency">
            <text:p>28,20 €</text:p>
          </table:table-cell>
          <table:table-cell/>
          <table:table-cell table:formula="of:=[.K102]+[.L102]+[.M102]" office:value-type="currency" office:currency="EUR" office:value="79.2" calcext:value-type="currency">
            <text:p>79,20 €</text:p>
          </table:table-cell>
          <table:table-cell table:formula="of:=[.O101]+[.N102]" office:value-type="currency" office:currency="EUR" office:value="5091.8499" calcext:value-type="currency">
            <text:p>5 091,85 €</text:p>
          </table:table-cell>
          <table:table-cell table:style-name="ce19" table:formula="of:=[.A102]*budgetjour-[.O102]" office:value-type="currency" office:currency="EUR" office:value="-41.8498999999956" calcext:value-type="currency">
            <text:p>-41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string" office:string-value="Amanzé" calcext:value-type="string">
            <text:p>Amanzé</text:p>
          </table:table-cell>
          <table:table-cell table:number-columns-repeated="2"/>
          <table:table-cell table:style-name="ce13" table:formula="of:=[.F102]+[.E103]" office:value-type="float" office:value="6262.31" calcext:value-type="float">
            <text:p>6262</text:p>
          </table:table-cell>
          <table:table-cell/>
          <table:table-cell table:style-name="ce13" table:formula="of:=[.H102]+[.G103]" office:value-type="float" office:value="42913" calcext:value-type="float">
            <text:p>42913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5091.8499" calcext:value-type="currency">
            <text:p>5 091,85 €</text:p>
          </table:table-cell>
          <table:table-cell table:style-name="ce19" table:formula="of:=[.A103]*budgetjour-[.O103]" office:value-type="currency" office:currency="EUR" office:value="8.15010000000439" calcext:value-type="currency">
            <text:p>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6262.31" calcext:value-type="float">
            <text:p>6262</text:p>
          </table:table-cell>
          <table:table-cell/>
          <table:table-cell table:style-name="ce13" table:formula="of:=[.H103]+[.G104]" office:value-type="float" office:value="42913" calcext:value-type="float">
            <text:p>42913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5091.8499" calcext:value-type="currency">
            <text:p>5 091,85 €</text:p>
          </table:table-cell>
          <table:table-cell table:style-name="ce19" table:formula="of:=[.A104]*budgetjour-[.O104]" office:value-type="currency" office:currency="EUR" office:value="58.1501000000044" calcext:value-type="currency">
            <text:p>5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6262.31" calcext:value-type="float">
            <text:p>6262</text:p>
          </table:table-cell>
          <table:table-cell/>
          <table:table-cell table:style-name="ce13" table:formula="of:=[.H104]+[.G105]" office:value-type="float" office:value="42913" calcext:value-type="float">
            <text:p>42913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5091.8499" calcext:value-type="currency">
            <text:p>5 091,85 €</text:p>
          </table:table-cell>
          <table:table-cell table:style-name="ce19" table:formula="of:=[.A105]*budgetjour-[.O105]" office:value-type="currency" office:currency="EUR" office:value="108.150100000004" calcext:value-type="currency">
            <text:p>10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6262.31" calcext:value-type="float">
            <text:p>6262</text:p>
          </table:table-cell>
          <table:table-cell/>
          <table:table-cell table:style-name="ce13" table:formula="of:=[.H105]+[.G106]" office:value-type="float" office:value="42913" calcext:value-type="float">
            <text:p>42913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091.8499" calcext:value-type="currency">
            <text:p>5 091,85 €</text:p>
          </table:table-cell>
          <table:table-cell table:style-name="ce19" table:formula="of:=[.A106]*budgetjour-[.O106]" office:value-type="currency" office:currency="EUR" office:value="158.150100000004" calcext:value-type="currency">
            <text:p>15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262.31" calcext:value-type="float">
            <text:p>6262</text:p>
          </table:table-cell>
          <table:table-cell/>
          <table:table-cell table:style-name="ce13" table:formula="of:=[.H106]+[.G107]" office:value-type="float" office:value="42913" calcext:value-type="float">
            <text:p>42913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5091.8499" calcext:value-type="currency">
            <text:p>5 091,85 €</text:p>
          </table:table-cell>
          <table:table-cell table:style-name="ce19" table:formula="of:=[.A107]*budgetjour-[.O107]" office:value-type="currency" office:currency="EUR" office:value="208.150100000004" calcext:value-type="currency">
            <text:p>20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262.31" calcext:value-type="float">
            <text:p>6262</text:p>
          </table:table-cell>
          <table:table-cell/>
          <table:table-cell table:style-name="ce13" table:formula="of:=[.H107]+[.G108]" office:value-type="float" office:value="42913" calcext:value-type="float">
            <text:p>42913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5091.8499" calcext:value-type="currency">
            <text:p>5 091,85 €</text:p>
          </table:table-cell>
          <table:table-cell table:style-name="ce19" table:formula="of:=[.A108]*budgetjour-[.O108]" office:value-type="currency" office:currency="EUR" office:value="258.150100000004" calcext:value-type="currency">
            <text:p>25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262.31" calcext:value-type="float">
            <text:p>6262</text:p>
          </table:table-cell>
          <table:table-cell/>
          <table:table-cell table:style-name="ce13" table:formula="of:=[.H108]+[.G109]" office:value-type="float" office:value="42913" calcext:value-type="float">
            <text:p>42913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5091.8499" calcext:value-type="currency">
            <text:p>5 091,85 €</text:p>
          </table:table-cell>
          <table:table-cell table:style-name="ce19" table:formula="of:=[.A109]*budgetjour-[.O109]" office:value-type="currency" office:currency="EUR" office:value="308.150100000004" calcext:value-type="currency">
            <text:p>30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262.31" calcext:value-type="float">
            <text:p>6262</text:p>
          </table:table-cell>
          <table:table-cell/>
          <table:table-cell table:style-name="ce13" table:formula="of:=[.H109]+[.G110]" office:value-type="float" office:value="42913" calcext:value-type="float">
            <text:p>42913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5091.8499" calcext:value-type="currency">
            <text:p>5 091,85 €</text:p>
          </table:table-cell>
          <table:table-cell table:style-name="ce19" table:formula="of:=[.A110]*budgetjour-[.O110]" office:value-type="currency" office:currency="EUR" office:value="358.150100000004" calcext:value-type="currency">
            <text:p>35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262.31" calcext:value-type="float">
            <text:p>6262</text:p>
          </table:table-cell>
          <table:table-cell/>
          <table:table-cell table:style-name="ce13" table:formula="of:=[.H110]+[.G111]" office:value-type="float" office:value="42913" calcext:value-type="float">
            <text:p>42913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5091.8499" calcext:value-type="currency">
            <text:p>5 091,85 €</text:p>
          </table:table-cell>
          <table:table-cell table:style-name="ce19" table:formula="of:=[.A111]*budgetjour-[.O111]" office:value-type="currency" office:currency="EUR" office:value="408.150100000004" calcext:value-type="currency">
            <text:p>408,15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262.31" calcext:value-type="float">
            <text:p>6262</text:p>
          </table:table-cell>
          <table:table-cell/>
          <table:table-cell table:style-name="ce13" table:formula="of:=[.H111]+[.G112]" office:value-type="float" office:value="42913" calcext:value-type="float">
            <text:p>42913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5091.8499" calcext:value-type="currency">
            <text:p>5 091,85 €</text:p>
          </table:table-cell>
          <table:table-cell table:style-name="ce19" table:formula="of:=[.A112]*budgetjour-[.O112]" office:value-type="currency" office:currency="EUR" office:value="458.150100000004" calcext:value-type="currency">
            <text:p>458,15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6T22:09:34.036000000</dc:date>
    <meta:editing-duration>P72DT11H45M22S</meta:editing-duration>
    <meta:editing-cycles>171</meta:editing-cycles>
    <meta:document-statistic meta:table-count="6" meta:cell-count="2153" meta:object-count="0"/>
  </office:meta>
</office:document-meta>
</file>